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DefImpl.equals( Object obj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pDefImpl.isMulti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DefImpl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DefImpl.setAutoCreated( boolean autoCrea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DefImpl.getRequire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DefImpl.setValueConstraints( ValueConstraint [ ] valueConstrai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pDefImpl.PropDef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pDefImpl.get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DefImpl.setRequiredType( int require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DefImpl.getValueConstra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DefImpl.setMandatory( boolean manda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DefImpl.setMultiple( boolean multip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DefImpl.setOnParentVersion( int onParent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DefImpl.setDeclaringNodeType( Name declaringNod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DefImpl.setProtected( boolean writeProt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DefImpl.getDefaul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DefImpl.setDefaultValues( InternalValue [ ] default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pDefImpl.defines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DefImpl.setName(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